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Devanagari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list-style-name="WWNum4"/>
    <style:style style:name="P2" style:family="paragraph" style:parent-style-name="Standard" style:list-style-name="WWNum5"/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paragraph-rsid="000a7d55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3"/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7d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ungeon alpha</text:span></text:p>
      <text:p text:style-name="Standard"/>
      <text:p text:style-name="Standard">Inspi<text:span text:style-name="T3">r</text:span>ation :</text:p>
      <text:list xml:id="list7371776090318602478" text:style-name="WWNum1">
        <text:list-item>
          <text:p text:style-name="P4">Naheulbeuk</text:p>
        </text:list-item>
        <text:list-item>
          <text:p text:style-name="P4">Deepnight</text:p>
        </text:list-item>
        <text:list-item>
          <text:p text:style-name="P4">Orc must die</text:p>
        </text:list-item>
        <text:list-item>
          <text:p text:style-name="P4">Zoo tycoon</text:p>
        </text:list-item>
        <text:list-item>
          <text:p text:style-name="P4">Dwarf fortress</text:p>
        </text:list-item>
        <text:list-item>
          <text:p text:style-name="P5"><text:span text:style-name="T3">Dungeon keeper 2</text:span></text:p>
        </text:list-item>
        <text:list-item>
          <text:p text:style-name="P5"><text:span text:style-name="T3">FTL / Prison Architech</text:span></text:p>
        </text:list-item>
      </text:list>
      <text:p text:style-name="Standard"/>
      <text:p text:style-name="Standard">Jeu de gestion de donjon</text:p>
      <text:p text:style-name="Standard">Attirer l’attention des héros</text:p>
      <text:p text:style-name="Standard">Poser des pièges, des créatures (comme dans Orc must die)</text:p>
      <text:p text:style-name="Standard">On peut gagner de l’or, des objets.. en tuant les héros, en pillant des villages / autres. L’or se génère un peu automatiquement.</text:p>
      <text:p text:style-name="Standard">On commence dans un petit château</text:p>
      <text:p text:style-name="Standard">Possibilité futur d’acheter de nouveaux châteaux </text:p>
      <text:p text:style-name="Standard">Cycle jour / nuit avec des events en fonction (héros plutôt le jour, …)</text:p>
      <text:p text:style-name="Standard">Les héros peuvent repartir vivant avec une partie de notre or / objets</text:p>
      <text:p text:style-name="Standard">Des héros repartant vivant influent sur la venue de nouveaux héros (système de réputation)</text:p>
      <text:p text:style-name="Standard">Type d’unités : </text:p>
      <text:list xml:id="list1771710903600951191" text:style-name="WWNum2">
        <text:list-item>
          <text:p text:style-name="P6">Orc</text:p>
        </text:list-item>
        <text:list-item>
          <text:p text:style-name="P6">Gobelin</text:p>
        </text:list-item>
        <text:list-item>
          <text:p text:style-name="P6">Mort-vivant</text:p>
        </text:list-item>
        <text:list-item>
          <text:p text:style-name="P6">Troll</text:p>
        </text:list-item>
        <text:list-item>
          <text:p text:style-name="P6">Créatures (araignées, loup, …)</text:p>
        </text:list-item>
      </text:list>
      <text:p text:style-name="Standard">Classes d’unités :</text:p>
      <text:list xml:id="list175422166468941086" text:style-name="WWNum3">
        <text:list-item>
          <text:p text:style-name="P7">Guerrier</text:p>
        </text:list-item>
        <text:list-item>
          <text:p text:style-name="P7">Archers</text:p>
        </text:list-item>
        <text:list-item>
          <text:p text:style-name="P7">Magicien attaque</text:p>
        </text:list-item>
        <text:list-item>
          <text:p text:style-name="P7">Magicien soin</text:p>
        </text:list-item>
      </text:list>
      <text:p text:style-name="Standard"/>
      <text:p text:style-name="Standard"><text:soft-page-break/>Arbres pour les technologies. Lorsqu’une technologie se termine, d’autres peuvent se débloquer.</text:p>
      <text:p text:style-name="Standard">Il sera rare d’avoir de bons acolytes. Il faudra les entrainer et les équiper.</text:p>
      <text:p text:style-name="Standard">Penser à des Events comme dans Dwarf F. où des mercenaires partent avec votre or ou les acolytes se battent entre eux.</text:p>
      <text:p text:style-name="Standard"/>
      <text:p text:style-name="Standard"><text:span text:style-name="T2">Phase de jeu 1 :</text:span></text:p>
      <text:p text:style-name="Standard"><text:tab/>Gestion de notre donjon (gestion troupes, pièges, attaques des héros, …)</text:p>
      <text:p text:style-name="Standard"><text:span text:style-name="T2">Phase de jeu 2 :</text:span></text:p>
      <text:p text:style-name="Standard"><text:tab/>Attaque d’un village ou d’un autre donjon et gestion d’une escouade (avec une gestion des compétences de certaines unités)</text:p>
      <text:p text:style-name="Standard"><text:span text:style-name="T2">Phase de jeu 3 : </text:span></text:p>
      <text:p text:style-name="Standard"><text:tab/>(A définir, si nécessaire)</text:p>
      <text:p text:style-name="Standard"/>
      <text:p text:style-name="Standard">Gérer la vie du donjon (bar, couchette, …)</text:p>
      <text:p text:style-name="Standard">Gestion de la vue dans le château, on ne voit pas ce que voit les héros mais ce que vois nos unités et autres batiment de vision (caméra magique).</text:p>
      <text:p text:style-name="Standard">Lors des attaques du château on pourra actionner des choses comme des pièges.</text:p>
      <text:p text:style-name="Standard">Système d’étage.</text:p>
      <text:p text:style-name="Standard">Système de rapport de combat comme dans Dwarf</text:p>
      <text:p text:style-name="Standard"><text:bookmark text:name="_GoBack"/>Système de contrôle des unités</text:p>
      <text:p text:style-name="Standard"/>
      <text:p text:style-name="Standard"/>
      <text:p text:style-name="Standard">Prototype 1 :</text:p>
      <text:list xml:id="list2815563857934900806" text:style-name="WWNum4">
        <text:list-item>
          <text:p text:style-name="P1">Afficher une map avec une caméra qui se déplace</text:p>
        </text:list-item>
        <text:list-item>
          <text:p text:style-name="P1">Créer 2 personnages</text:p>
        </text:list-item>
        <text:list-item>
          <text:p text:style-name="P1">Créer les navmesh sur la carte</text:p>
        </text:list-item>
        <text:list-item>
          <text:p text:style-name="P1">Faire fonctionner l'algo des navmesh sur les personnages</text:p>
        </text:list-item>
      </text:list>
      <text:p text:style-name="Standard"/>
      <text:p text:style-name="Standard"/>
      <text:p text:style-name="Standard"><text:soft-page-break/></text:p>
      <text:p text:style-name="Standard">Prototype 2 :</text:p>
      <text:list xml:id="list1180201022218571914" text:style-name="WWNum5">
        <text:list-item>
          <text:p text:style-name="P2">Faire spawn des héros et des monstres avec 2 touches différentes (ils devront se déplacer et se combattre)</text:p>
        </text:list-item>
        <text:list-item>
          <text:p text:style-name="P2">Gérer le système de champ de vision des unités (pour commencer, gérer ce système avec un carér autour de l'unité sans tenir compte de l'orientation)</text:p>
        </text:list-item>
        <text:list-item>
          <text:p text:style-name="P2">Faire une unité qui lance des projectiles (les projectiles n'auront pas de friendly fire). Meme au corps a corps, les unités à distance utiliseront leur attaque a distance (pour le moment)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Devanagari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fr" fo:country="FR" style:font-name-asian="WenQuanYi Zen He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Devanagari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Devanagari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Wingdings1"/>
    </style:style>
    <style:style style:name="ListLabel_20_5" style:display-name="ListLabel 5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15:41:00</meta:creation-date>
    <meta:initial-creator>Jordan-Titan</meta:initial-creator>
    <dc:date>2013-09-12T16:55:56</dc:date>
    <meta:editing-cycles>11</meta:editing-cycles>
    <meta:editing-duration>PT57S</meta:editing-duration>
    <meta:generator>LibreOffice/4.0.2.2$Linux_X86_64 LibreOffice_project/400m0$Build-2</meta:generator>
    <meta:document-statistic meta:table-count="0" meta:image-count="0" meta:object-count="0" meta:page-count="3" meta:paragraph-count="53" meta:word-count="426" meta:character-count="2368" meta:non-whitespace-character-count="2012"/>
    <meta:template xlink:type="simple" xlink:actuate="onRequest" xlink:title="Normal.dotm" xlink:href=""/>
  </office:meta>
</office:document-meta>
</file>